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0a1598" officeooo:paragraph-rsid="000a1598"/>
    </style:style>
    <style:style style:name="P2" style:family="paragraph" style:parent-style-name="Standard">
      <style:paragraph-properties fo:line-height="200%" fo:text-align="center" style:justify-single-word="false"/>
      <style:text-properties officeooo:rsid="000a1598" officeooo:paragraph-rsid="000a1598"/>
    </style:style>
    <style:style style:name="P3" style:family="paragraph" style:parent-style-name="Standard">
      <style:paragraph-properties fo:line-height="200%" fo:text-align="center" style:justify-single-word="false"/>
      <style:text-properties fo:language="es" fo:country="ES" officeooo:rsid="000a1598" officeooo:paragraph-rsid="000a1598" style:font-size-asian="10.5pt"/>
    </style:style>
    <style:style style:name="P4" style:family="paragraph" style:parent-style-name="Standard">
      <style:paragraph-properties fo:line-height="200%" fo:text-align="start" style:justify-single-word="false"/>
      <style:text-properties fo:language="es" fo:country="ES" officeooo:rsid="000eae3d" officeooo:paragraph-rsid="001349b1" style:font-size-asian="10.5pt"/>
    </style:style>
    <style:style style:name="P5" style:family="paragraph" style:parent-style-name="Standard">
      <style:paragraph-properties fo:line-height="200%" fo:text-align="start" style:justify-single-word="false"/>
      <style:text-properties officeooo:rsid="000a1598" officeooo:paragraph-rsid="00158d38"/>
    </style:style>
    <style:style style:name="T1" style:family="text">
      <style:text-properties fo:language="es" fo:country="ES" style:font-size-asian="10.5pt"/>
    </style:style>
    <style:style style:name="T2" style:family="text">
      <style:text-properties fo:language="es" fo:country="ES" officeooo:rsid="000abea6" style:font-size-asian="10.5pt"/>
    </style:style>
    <style:style style:name="T3" style:family="text">
      <style:text-properties fo:language="es" fo:country="ES" officeooo:rsid="000aec03" style:font-size-asian="10.5pt"/>
    </style:style>
    <style:style style:name="T4" style:family="text">
      <style:text-properties fo:language="es" fo:country="ES" officeooo:rsid="000c5512" style:font-size-asian="10.5pt"/>
    </style:style>
    <style:style style:name="T5" style:family="text">
      <style:text-properties fo:language="es" fo:country="ES" officeooo:rsid="000eae3d" style:font-size-asian="10.5pt"/>
    </style:style>
    <style:style style:name="T6" style:family="text">
      <style:text-properties fo:language="es" fo:country="ES" officeooo:rsid="000ff0cb" style:font-size-asian="10.5pt"/>
    </style:style>
    <style:style style:name="T7" style:family="text">
      <style:text-properties fo:language="es" fo:country="ES" officeooo:rsid="00116d5e" style:font-size-asian="10.5pt"/>
    </style:style>
    <style:style style:name="T8" style:family="text">
      <style:text-properties fo:language="es" fo:country="ES" officeooo:rsid="00145000" style:font-size-asian="10.5pt"/>
    </style:style>
    <style:style style:name="T9" style:family="text">
      <style:text-properties fo:language="es" fo:country="ES" officeooo:rsid="00158d38" style:font-size-asian="10.5pt"/>
    </style:style>
    <style:style style:name="T10" style:family="text">
      <style:text-properties fo:language="es" fo:country="ES" officeooo:rsid="0015c649" style:font-size-asian="10.5pt"/>
    </style:style>
    <style:style style:name="T11" style:family="text">
      <style:text-properties fo:language="es" fo:country="ES" officeooo:rsid="0017acff" style:font-size-asian="10.5pt"/>
    </style:style>
    <style:style style:name="T12" style:family="text">
      <style:text-properties officeooo:rsid="00145000"/>
    </style:style>
    <style:style style:name="T13" style:family="text">
      <style:text-properties officeooo:rsid="00158d38"/>
    </style:style>
    <style:style style:name="T14" style:family="text">
      <style:text-properties officeooo:rsid="0017a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85-03</text:p>
      <text:p text:style-name="P1">Miriam Perez</text:p>
      <text:p text:style-name="P2"/>
      <text:p text:style-name="P3">Análisis #1</text:p>
      <text:p text:style-name="P3"/>
      <text:p text:style-name="P5"><text:span text:style-name="T1"><text:tab/></text:span><text:span text:style-name="T9">El cambio es provocado por la suma de las acciones de mucha gente. Para provocar el cambio, uno necesita el poder </text:span><text:span text:style-name="T11">y </text:span><text:span text:style-name="T9">la capacidad de convencer y conducir a la gente. </text:span><text:span text:style-name="T1">La </text:span><text:span text:style-name="T4">falta de la </text:span><text:span text:style-name="T1">capacidad de </text:span><text:span text:style-name="T4">la mujer</text:span><text:span text:style-name="T1"> para </text:span><text:span text:style-name="T10">se lleva </text:span><text:span text:style-name="T11">como esto</text:span><text:span text:style-name="T1">, </text:span><text:span text:style-name="T4">que es </text:span><text:span text:style-name="T2">demostrado por las acciones del </text:span><text:span text:style-name="T4">Elen</text:span><text:span text:style-name="T6">a</text:span><text:span text:style-name="T4"> contra </text:span><text:span text:style-name="T2">Césa</text:span><text:span text:style-name="T6">r y</text:span><text:span text:style-name="T2"> Miguel,</text:span><text:span text:style-name="T1"> nos comunica que en la sociedad mexicana el poder es </text:span><text:span text:style-name="T2">cogido</text:span><text:span text:style-name="T1"> por la mano del hombre</text:span><text:span text:style-name="T3">. </text:span><text:span text:style-name="T8">El poder de la mujer en la sociedad mexicana es tanto poco que cuando ella sabe algo que pueda descubrir las intenciones de un hombre, ella no pueda hacer nada. Es muestro por l</text:span><text:span text:style-name="T7">a incapacidad de Elena para parar la mentira de César. </text:span><text:span text:style-name="T3">La llegada de Oliver Bolton espolea un discurso de la historia de la revolución mexicana, en que César empieza a insinuar que él es e</text:span><text:span text:style-name="T2">l “</text:span><text:span text:style-name="T3">más gran revolucionario,” </text:span><text:span text:style-name="T2">César Rubio (pg. </text:span><text:span text:style-name="T3">24) con quien se comparten el nombres y el apellido. El</text:span><text:span text:style-name="T6">ena</text:span><text:span text:style-name="T3"> </text:span><text:span text:style-name="T6">lo observa</text:span><text:span text:style-name="T4"> </text:span><text:span text:style-name="T6">y más tarde</text:span><text:span text:style-name="T4"> se enfrenta a César de su mentira. Él responde, “¿Por qué no me desenmascaraste frente a Bolton, frente a mis hijos?” y ella, “Tendrías que ser mujer para comprenderlo” (pg 43), </text:span><text:span text:style-name="T5">que implica que Elena no ponía hacer nada a causa de su asiento en la sociedad mexicana como una mujer. </text:span><text:span text:style-name="T8"><text:s/>Aún cuando la mujer pide al hombre, y a veces a la mujer, no tengan que hacer nada. Es la palabra del hombre que conduce la gente en la sociedad mexicana. Es muestro por la inacción de Miguel y Julia bajo la palabra de su madre y su acción bajo la palabra de su padre. Poco después la conversación entre Elena y César, Miguel llega a la casa con el periódico en que hay un artículo sobre el descubrimiento del revolucionario César Rubio. Después de leerlo, Elena sugiere que “debemos irnos inmediatamente” (pg 50). Pide a Julia y Miguel empaquen pronto, pero nadie hice nada hasta César dice “Sí, es necesario” (pg. 50). Inmediatamente, “Julia se dirige a la izquierda,” (pg 50) pero Miguel cuestiona a su padre. Julia trata de convencer a </text:span><text:soft-page-break/><text:span text:style-name="T8">Miguel venir, pero él no lo hace hasta César, “con esfuerzo” (pg 50), reitera la necesidad de huir. Luego Miguel “cruza hacia la izquierda” (pg. 50). Dos veces las mujeres pide por la cooperación del hombre, y dos veces no hasta el hombre reitera lo que ella dice, él lo hace. En efecto, la obra nos muestra que la capacidad de la mujer para provocar el cambio en la sociedad mexicana es socavado por la falta de poder.</text:spa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4:57:16.966067000</meta:creation-date>
    <dc:date>2018-02-07T09:17:31.749687000</dc:date>
    <meta:editing-duration>PT1H36M37S</meta:editing-duration>
    <meta:editing-cycles>11</meta:editing-cycles>
    <meta:generator>LibreOffice/5.2.5.1$MacOSX_X86_64 LibreOffice_project/0312e1a284a7d50ca85a365c316c7abbf20a4d22</meta:generator>
    <meta:document-statistic meta:table-count="0" meta:image-count="0" meta:object-count="0" meta:page-count="2" meta:paragraph-count="6" meta:word-count="432" meta:character-count="2360" meta:non-whitespace-character-count="1930"/>
  </office:meta>
</office:document-meta>
</file>